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Bitmaps" manifest:media-type=""/>
  <manifest:file-entry manifest:full-path="Configurations2/popupmenu" manifest:media-type=""/>
  <manifest:file-entry manifest:full-path="Configurations2/toolpanel" manifest:media-type=""/>
  <manifest:file-entry manifest:full-path="Configurations2/statusbar" manifest:media-type=""/>
  <manifest:file-entry manifest:full-path="Configurations2/toolbar" manifest:media-type=""/>
  <manifest:file-entry manifest:full-path="Configurations2/progressbar" manifest:media-type=""/>
  <manifest:file-entry manifest:full-path="Configurations2/menubar" manifest:media-type=""/>
  <manifest:file-entry manifest:full-path="Configurations2/floater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" svg:font-family="'Segoe UI'" style:font-family-generic="swiss"/>
    <style:font-face style:name="Tahoma1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2cm" table:align="margins" style:writing-mode="lr-tb"/>
    </style:style>
    <style:style style:name="Tableau1.A" style:family="table-column">
      <style:table-column-properties style:column-width="17.2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master-page-name="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page-number="auto" style:text-autospace="none" style:punctuation-wrap="simple" style:vertical-align="baseline" style:writing-mode="lr-tb"/>
      <style:text-properties style:text-underline-style="solid" style:text-underline-width="auto" style:text-underline-color="font-color"/>
    </style:style>
    <style:style style:name="P3" style:family="paragraph" style:parent-style-name="pmAdvice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text-underline-style="solid" style:text-underline-width="auto" style:text-underline-color="font-color"/>
    </style:style>
    <style:style style:name="P4" style:family="paragraph" style:parent-style-name="pmAdvice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text-underline-style="none"/>
    </style:style>
    <style:style style:name="P5" style:family="paragraph" style:parent-style-name="pmAdvice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6" style:family="paragraph" style:parent-style-name="pmAdvice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style:font-name="Times New Roman" fo:font-size="10pt" style:text-underline-style="solid" style:text-underline-width="auto" style:text-underline-color="font-color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P7" style:family="paragraph" style:parent-style-name="pmAdvice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fo:font-style="italic" style:text-underline-style="none" style:font-style-asian="italic" style:font-style-complex="italic"/>
    </style:style>
    <style:style style:name="P8" style:family="paragraph" style:parent-style-name="pmAdvices">
      <style:paragraph-properties fo:margin-left="0cm" fo:margin-right="0cm" fo:margin-top="0cm" fo:margin-bottom="0cm" fo:orphans="0" fo:widows="0" fo:text-indent="0cm" style:auto-text-indent="false" style:text-autospace="none" style:punctuation-wrap="simple" style:vertical-align="baseline" style:writing-mode="lr-tb"/>
    </style:style>
    <style:style style:name="P9" style:family="paragraph" style:parent-style-name="pmAdvices">
      <style:paragraph-properties fo:margin-left="0cm" fo:margin-right="0cm" fo:margin-top="0cm" fo:margin-bottom="0cm" fo:orphans="0" fo:widows="0" fo:text-indent="0cm" style:auto-text-indent="false" style:text-autospace="none" style:punctuation-wrap="simple" style:vertical-align="baseline" style:writing-mode="lr-tb"/>
      <style:text-properties fo:font-style="normal" style:text-underline-style="none" style:font-style-asian="normal" style:font-style-complex="normal"/>
    </style:style>
    <style:style style:name="P10" style:family="paragraph" style:parent-style-name="pmAdvice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1" style:family="paragraph" style:parent-style-name="pmAdvices">
      <style:paragraph-properties fo:margin-left="0cm" fo:margin-right="0cm" fo:margin-top="0cm" fo:margin-bottom="0cm" fo:line-height="100%" fo:text-align="start" style:justify-single-word="false" fo:orphans="0" fo:widows="0" fo:text-indent="0cm" style:auto-text-indent="false" style:text-autospace="none" style:punctuation-wrap="simple" style:vertical-align="baseline" style:writing-mode="lr-tb"/>
    </style:style>
    <style:style style:name="P12" style:family="paragraph" style:parent-style-name="Appy_20_Table_20_Contents" style:master-page-name="Standard">
      <style:paragraph-properties fo:margin-left="0cm" fo:margin-right="0cm" fo:line-height="100%" fo:text-align="center" style:justify-single-word="false" fo:text-indent="0cm" style:auto-text-indent="false" style:page-number="auto" fo:padding="0cm" fo:border="none"/>
      <style:text-properties fo:font-variant="normal" fo:text-transform="none" style:font-name="Times New Roman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P13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</style:style>
    <style:style style:name="P14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Times New Roman"/>
    </style:style>
    <style:style style:name="P15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style:font-name="Times New Roman" fo:font-size="2pt" style:font-size-asian="2pt" style:font-size-complex="2pt"/>
    </style:style>
    <style:style style:name="P16" style:family="paragraph" style:parent-style-name="Appy_20_Table_20_Contents">
      <style:paragraph-properties fo:margin-left="0cm" fo:margin-right="0cm" fo:line-height="100%" fo:text-align="start" style:justify-single-word="false" fo:text-indent="0cm" style:auto-text-indent="false" fo:padding="0cm" fo:border="none"/>
      <style:text-properties fo:font-size="2pt" style:font-size-asian="2pt" style:font-size-complex="2pt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margin-left="0.025cm" fo:margin-right="0cm" fo:text-indent="0cm"/>
    </style:style>
    <style:style style:name="T1" style:family="text">
      <style:text-properties style:font-name="Times New Roman" fo:font-size="10pt" style:text-underline-style="none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T2" style:family="text">
      <style:text-properties style:font-name="Times New Roman" fo:font-size="10pt" style:text-underline-mode="skip-white-space" style:text-overline-mode="skip-white-space" style:text-line-through-mode="skip-white-space" style:font-size-asian="10pt" style:font-name-complex="Arial" style:font-size-complex="10pt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use-window-font-color="true" fo:font-size="10pt" fo:language="fr" fo:country="FR" fo:font-style="normal" style:text-underline-style="solid" style:text-underline-width="auto" style:text-underline-color="font-color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font-name="Times New Roman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T9" style:family="text">
      <style:text-properties fo:font-variant="normal" fo:text-transform="none" style:font-name="Times New Roman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0" style:family="text">
      <style:text-properties fo:font-variant="normal" fo:text-transform="none" fo:font-size="14pt" style:text-underline-style="solid" style:text-underline-width="auto" style:text-underline-color="font-color" fo:font-weight="bold" style:font-size-asian="14pt" style:font-weight-asian="bold" style:font-name-complex="Arial" style:font-size-complex="14pt" style:font-weight-complex="bold"/>
    </style:style>
    <style:style style:name="T11" style:family="text">
      <style:text-properties fo:font-variant="normal" fo:text-transform="none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2pt" style:font-size-asian="1.75pt" style:font-size-complex="2pt"/>
    </style:style>
    <style:style style:name="T14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position="0% 100%" style:font-name="Tahoma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vis du Directeur financier</text:p>
      <text:section text:style-name="Sect1" text:name="Section1">
        <text:p text:style-name="P16"><text:span text:style-name="T9"><office:annotation><dc:creator>Vivian Antoine</dc:creator><dc:date>2015-03-26T09:40:59</dc:date><text:p text:style-name="P17"><text:span text:style-name="T14">do section- with advices=</text:span><text:span text:style-name="T15">self.adapted().getGroupIdFromCdldProposingGroup()</text:span></text:p></office:annotation></text:span></text:p>
        <table:table table:name="Tableau1" table:style-name="Tableau1">
          <table:table-column table:style-name="Tableau1.A"/>
          <table:table-row>
            <table:table-cell table:style-name="Tableau1.A1" office:value-type="string">
              <text:p text:style-name="P15"><text:span text:style-name="T11"><office:annotation><dc:creator>Vivian Antoine</dc:creator><dc:date>2015-05-07T14:18:45</dc:date><text:p text:style-name="P17"><text:span text:style-name="T15">do table- for advice in advices</text:span></text:p></office:annotation></text:span></text:p>
              <text:section text:style-name="Sect1" text:name="Section2">
                <text:p text:style-name="P14"><text:span text:style-name="T10"><office:annotation><dc:creator>Vivian Antoine</dc:creator><dc:date>2015-05-07T15:14:05</dc:date><text:p text:style-name="P17"><text:span text:style-name="T16">do section- if advice in self.getAdviceDataFor(self)</text:span></text:p></office:annotation></text:span><text:bookmark-start text:name="Decisions1"/><text:span text:style-name="T4">AVIS</text:span> : <text:text-input text:description="">self.getAdviceDataFor(self, advice)['type']</text:text-input></text:p>
                <text:p text:style-name="P1"/>
                <text:p text:style-name="P3"><text:bookmark-end text:name="Decisions1"/><text:span text:style-name="T7">DATE DU PRESENT AVIS</text:span><text:span text:style-name="T3"> : </text:span><text:span text:style-name="T3"><office:annotation><dc:creator>Vivian Antoine</dc:creator><dc:date>2014-07-08T10:13:21</dc:date><text:p text:style-name="P17"><text:span text:style-name="T15">do text if self.getAdviceDataFor(self, advice)['advice_given_on']</text:span></text:p></office:annotation></text:span><text:span text:style-name="T3"><text:text-input text:description="">self.getAdviceDataFor(self, advice)['advice_given_on'].strftime('%d/%m/%Y  à %H:%M')</text:text-input></text:span></text:p>
                <text:p text:style-name="P4"/>
                <text:p text:style-name="P2">OBJET<text:span text:style-name="T3"> : </text:span><text:span text:style-name="T1"><text:text-input text:description="">self.Title()</text:text-input></text:span></text:p>
                <text:p text:style-name="P5"/>
                <text:p text:style-name="P3"><text:span text:style-name="T2">SERVICE</text:span><text:span text:style-name="T1"> : </text:span><text:span text:style-name="T1"><text:text-input text:description="">self.displayValue(self.listProposingGroups(), self.getProposingGroup())</text:text-input></text:span></text:p>
                <text:p text:style-name="P6"/>
                <text:p text:style-name="P3"><text:span text:style-name="T2">AGENT</text:span><text:span text:style-name="T1"> : </text:span><text:span text:style-name="T1"><text:text-input text:description="">self.portal_membership.getMemberInfo(str(self.Creator()))['fullname']</text:text-input></text:span></text:p>
                <text:p text:style-name="P5"/>
                <text:p text:style-name="P3">TYPE D'AVIS<text:span text:style-name="T3"> : </text:span><text:span text:style-name="T3"><office:annotation><dc:creator>Philippe Stitou</dc:creator><dc:date>2014-05-12T10:04:38</dc:date><text:p text:style-name="P17"><text:span text:style-name="T19">do text if self.getAdviceDataFor(self, advice)['delay_label'] </text:span></text:p></office:annotation></text:span><text:span text:style-name="T6"><text:text-input text:description="">self.getAdviceDataFor(self,advice)['delay_label']</text:text-input></text:span></text:p>
                <text:p text:style-name="P7"/>
                <text:p text:style-name="P8"><text:span text:style-name="T5">DELAI</text:span><text:span text:style-name="T6"> (jours ouvrables) : </text:span><text:span text:style-name="T6"><office:annotation><dc:creator>Philippe Stitou</dc:creator><dc:date>2014-05-12T10:04:09</dc:date><text:p text:style-name="P17"><text:span text:style-name="T19">do text if self.getAdviceDataFor(self, advice)['delay']</text:span></text:p></office:annotation></text:span><text:span text:style-name="T6"><text:text-input text:description="">self.getAdviceDataFor(self, advice)['delay']</text:text-input></text:span></text:p>
                <text:p text:style-name="P9"/>
                <text:p text:style-name="P10">DATE DE RECEPTION DU DOSSIER<text:span text:style-name="T3"> <text:tab/>: </text:span><text:span text:style-name="T3"><office:annotation><dc:creator>Philippe Stitou</dc:creator><dc:date>2014-05-08T13:35:51</dc:date><text:p text:style-name="P17"><text:span text:style-name="T15">do text if 'delay_started_on' in self.getAdviceDataFor(self, advice) and self.getAdviceDataFor(self, advice)['delay_started_on']</text:span></text:p></office:annotation></text:span><text:span text:style-name="T3"><text:text-input text:description="">self.getAdviceDataFor(self, advice)['delay_started_on'].strftime('%d/%m/%Y')</text:text-input></text:span></text:p>
                <text:p text:style-name="P9"/>
                <text:p text:style-name="P3">DATE LIMITE DE REMISE D'AVIS<text:span text:style-name="T3"> <text:tab/>: </text:span><text:span text:style-name="T3"><office:annotation><dc:creator>Philippe Stitou</dc:creator><dc:date>2014-05-08T13:37:28</dc:date><text:p text:style-name="P18"><text:span text:style-name="T15">do text if self.getAdviceDataFor(self, advice)['delay_infos']</text:span></text:p></office:annotation></text:span><text:span text:style-name="T3"><text:text-input text:description="">self.getLimitDateOnDelayAdvice(self.getAdviceDataFor(self, advice)['delay_started_on'], self.getAdviceDataFor(self, advice)['delay']).strftime('%d/%m/%Y')</text:text-input></text:span></text:p>
                <text:p text:style-name="P4"/>
                <text:p text:style-name="P11"><text:span text:style-name="T4"><office:annotation><dc:creator>Auteur inconnu</dc:creator><dc:date>2014-04-01T17:07:12</dc:date><text:p text:style-name="P17"><text:span text:style-name="T18">do text if not 'comment' in self.getAdviceDataFor(self,advice)</text:span></text:p></office:annotation></text:span><text:span text:style-name="T4">COMMENTAIRE</text:span><text:span text:style-name="T3"> </text:span>: -</text:p>
                <text:p text:style-name="P11"/>
                <text:p text:style-name="P11"><text:span text:style-name="T4"><office:annotation><dc:creator>Auteur inconnu</dc:creator><dc:date>2014-04-01T17:08:10</dc:date><text:p text:style-name="P17"><text:span text:style-name="T17">do text if 'comment' in self.getAdviceDataFor(self,advice)</text:span></text:p></office:annotation></text:span><text:span text:style-name="T4">COMMENTAIRE</text:span><text:span text:style-name="T3"> </text:span>:</text:p>
                <text:p text:style-name="P11"/>
                <text:p text:style-name="P11"><office:annotation><dc:creator>Philippe Stitou</dc:creator><dc:date>2014-04-04T16:15:09</dc:date><text:p text:style-name="P17"><text:span text:style-name="T17">do text if 'comment' in self.getAdviceDataFor(self, advice)</text:span></text:p><text:p text:style-name="P17"><text:span text:style-name="T17">from xhtml(self.getAdviceDataFor(self, advice)['comment'])</text:span></text:p></office:annotation></text:p>
                <text:p text:style-name="P11"/>
                <text:p text:style-name="P11"><office:annotation><dc:creator>Vivian Antoine</dc:creator><dc:date>2014-07-08T09:59:33</dc:date><text:p text:style-name="P17"><text:span text:style-name="T15">do text if self.getAdviceDataFor(self, advice)['advice_given_on']</text:span></text:p></office:annotation>Le <text:span text:style-name="T3"><text:text-input text:description="">self.getAdviceDataFor(self, advice)['name']</text:text-input></text:span><text:span text:style-name="T3">, </text:span><text:span text:style-name="T3"><text:text-input text:description="">self.getAdviceDataFor(self, advice)['advice_given_on'] and self.portal_membership.getMemberInfo(getattr(self, self.adviceIndex[advice]['advice_id']).Creator())['fullname'] or ''</text:text-input></text:span></text:p>
              </text:section>
              <text:p text:style-name="P16"><text:s/></text:p>
            </table:table-cell>
          </table:table-row>
        </table:table>
        <text:p text:style-name="P16"><text:span text:style-name="T9"><text:s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" svg:font-family="'Segoe UI'" style:font-family-generic="swiss"/>
    <style:font-face style:name="Tahoma1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Times New Roman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fo:text-align="center" style:justify-single-word="false" fo:keep-with-next="always"/>
      <style:text-properties fo:text-transform="uppercase" style:font-name="Arial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fo:text-align="center" style:justify-single-word="false" fo:padding="0.106cm" fo:border="0.51pt solid #000000" fo:keep-with-next="always"/>
      <style:text-properties fo:font-variant="small-caps" style:font-name="Arial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fo:keep-with-next="always"/>
      <style:text-properties style:font-name="Arial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-1cm" fo:margin-right="0cm" fo:margin-top="0cm" fo:margin-bottom="0cm" fo:text-indent="0cm" style:auto-text-indent="false"/>
      <style:text-properties style:font-name="Arial" style:font-name-complex="Arial"/>
    </style:style>
    <style:style style:name="Retrait_20_corps_20_de_20_texte_20_2" style:display-name="Retrait corps de texte 2" style:family="paragraph" style:parent-style-name="Standard">
      <style:paragraph-properties fo:margin="100%" fo:margin-left="0.27cm" fo:margin-right="0cm" fo:margin-top="0cm" fo:margin-bottom="0cm" fo:text-align="justify" style:justify-single-word="false" fo:text-indent="0cm" style:auto-text-indent="false"/>
      <style:text-properties style:font-name="Arial" style:font-name-complex="Arial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art-num1" style:family="paragraph" style:parent-style-name="Standard">
      <style:paragraph-properties fo:margin-top="0.176cm" fo:margin-bottom="0.141cm" style:line-height-at-least="0.459cm"/>
      <style:text-properties style:font-name="Times New Roman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style:line-height-at-least="0.459cm"/>
      <style:text-properties style:font-name="Times New Roman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="100%" fo:margin-left="0cm" fo:margin-right="5.001cm" fo:margin-top="0cm" fo:margin-bottom="0cm" fo:text-indent="0cm" style:auto-text-indent="false" fo:padding="0.106cm" fo:border="0.51pt solid #0000ff" style:shadow="#000000 0.132cm 0.132cm"/>
      <style:text-properties fo:color="#0000ff" style:font-name="Arial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="100%" fo:margin-left="-1cm" fo:margin-right="0cm" fo:margin-top="0cm" fo:margin-bottom="0cm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="100%" fo:margin-left="-1cm" fo:margin-right="0cm" fo:margin-top="0cm" fo:margin-bottom="0cm" fo:orphans="2" fo:widows="2" fo:text-indent="0cm" style:auto-text-indent="false"/>
    </style:style>
    <style:style style:name="Styleresume" style:family="paragraph" style:parent-style-name="Standard">
      <style:paragraph-properties fo:margin="100%" fo:margin-left="-1cm" fo:margin-right="0cm" fo:margin-top="0cm" fo:margin-bottom="0cm" fo:orphans="2" fo:widows="2" fo:text-indent="0cm" style:auto-text-indent="false"/>
      <style:text-properties style:font-name="Arial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="100%" fo:margin-left="-1cm" fo:margin-right="0cm" fo:margin-top="0cm" fo:margin-bottom="0cm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="100%" fo:margin-left="0cm" fo:margin-right="0cm" fo:margin-top="0cm" fo:margin-bottom="0cm" fo:line-height="100%" fo:text-align="justify" style:justify-single-word="false" fo:text-indent="0cm" style:auto-text-indent="false" style:snap-to-layout-grid="false"/>
      <style:text-properties style:font-name="Times New Roman" fo:font-size="10pt" style:font-size-asian="11pt" style:font-size-complex="11pt"/>
    </style:style>
    <style:style style:name="pmAdvices" style:family="paragraph" style:parent-style-name="Standard">
      <style:paragraph-properties fo:margin="100%" fo:margin-left="-1cm" fo:margin-right="0cm" fo:margin-top="0cm" fo:margin-bottom="0cm" fo:line-height="100%" fo:text-align="start" style:justify-single-word="false" fo:text-indent="0cm" style:auto-text-indent="false"/>
      <style:text-properties style:font-name="Times New Roman"/>
    </style:style>
    <style:style style:name="Frame_20_contents" style:display-name="Frame contents" style:family="paragraph" style:parent-style-name="Text_20_body" style:class="extra"/>
    <style:style style:name="WW8Num1z1" style:family="text">
      <style:text-properties style:font-name="Symbol" style:font-name-asian="Times New Roman" style:font-name-complex="Arial"/>
    </style:style>
    <style:style style:name="WW8Num3z0" style:family="text">
      <style:text-properties style:font-name="Times New Roman" style:font-name-asian="Times New Roman" style:font-name-complex="Aria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LEGE ECHEVINAL DU                                     </dc:title>
    <meta:creation-date>2015-03-26T09:46:39</meta:creation-date>
    <meta:editing-cycles>28</meta:editing-cycles>
    <meta:editing-duration>PT1H42M</meta:editing-duration>
    <meta:generator>LibreOffice/3.5$Linux_X86_64 LibreOffice_project/350m1$Build-2</meta:generator>
    <meta:initial-creator>Vivian Antoine</meta:initial-creator>
    <dc:date>2015-05-07T15:34:14</dc:date>
    <dc:creator>Vivian Antoine</dc:creator>
    <meta:document-statistic meta:table-count="1" meta:image-count="0" meta:object-count="0" meta:page-count="1" meta:paragraph-count="18" meta:word-count="82" meta:character-count="1056" meta:non-whitespace-character-count="994"/>
    <meta:user-defined meta:name="Info 1"/>
    <meta:user-defined meta:name="Info 2"/>
    <meta:user-defined meta:name="Info 3"/>
    <meta:user-defined meta:name="Info 4"/>
  </office:meta>
</office:document-meta>
</file>